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8"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9" style:family="paragraph" style:parent-style-name="Standard" style:list-style-name="L2"/>
    <style:style style:name="P10" style:family="paragraph" style:parent-style-name="Standard" style:list-style-name="L2">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11"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Arimaa – CR9 : Wednesday, November, 12<text:span text:style-name="T1">th</text:span> </text:p>
      <text:p text:style-name="P7">Presents : Everyone, with Nikos <text:span text:style-name="T2">Parlavantzas and Christian Raymond</text:span></text:p>
      <text:h text:style-name="P1" text:outline-level="1">Order of business :</text:h>
      <text:list xml:id="list2081409059240784047" text:style-name="L1">
        <text:list-item>
          <text:p text:style-name="P11">MinMax controversy (solved)</text:p>
        </text:list-item>
        <text:list-item>
          <text:p text:style-name="P11">CAF over MPI</text:p>
        </text:list-item>
        <text:list-item>
          <text:p text:style-name="P11">Comments on plan of the second report</text:p>
        </text:list-item>
        <text:list-item>
          <text:p text:style-name="P11">I/O software (Dan)</text:p>
        </text:list-item>
        <text:list-item>
          <text:p text:style-name="P11">Questions about report</text:p>
        </text:list-item>
      </text:list>
      <text:p text:style-name="P4"/>
      <text:h text:style-name="P1" text:outline-level="1">Information :</text:h>
      <text:list xml:id="list8903255096228947201" text:style-name="L2">
        <text:list-item>
          <text:p text:style-name="P9">There was a controversy about the composition of the algorithm of MCTS. It was about the treatment of the node, how to go up in the trees, updating statistics. It was either the Minmax version (take the best pourcentage, and substract it to 100 to get the previous node) and the MCTS version (add wins and views). We used Wikipedia, and the teachers to decide which one was MCTS and Minmax. A good way to understand is the picture explaining the calculus on Wikipedia MCTS.</text:p>
        </text:list-item>
        <text:list-item>
          <text:p text:style-name="P9">MPI is not really optimized to do it, the code is more complicated to do asyncronous communications.</text:p>
          <text:p text:style-name="P9">CAF is better on asyncronous, the question was "do we use a computer as a thread, or a cluster", which is more high level in MPI. The answer of the teacher was it was possible to do it.</text:p>
          <text:p text:style-name="P9">There is less documentation in CAF but better optimized. It works with IP and computers, we should have no problem, only some difficulties. We just need to test it and do a prototype.</text:p>
          <text:p text:style-name="P10">MPI is a big community, but CAF have a more high level. Another problem is we can encounter an error not present in the documentation, which will be terrible to correct (send a message to the community seems to be the best to do) CAF will replace OpenMP and MPI, and supports GPU. All people seems to give their approval to CAF but we'll make our choice later, maybe just a comparision between the two.</text:p>
        </text:list-item>
        <text:list-item>
          <text:p text:style-name="P10">Input/Output software will be changed. Nikos wanted to make communicate two computers with each other, which is out of our initial topic. We only need to do it on a single computer, but make two algorithms to compete with each others. They will work one by one, using all resources of the computer.</text:p>
        </text:list-item>
        <text:list-item>
          <text:p text:style-name="P10">This part will only be an interface and link towards with a game client, handling bots maybe. But this will be done only if we have time. For now, it will be an interface implemented with MCTS methods/Normal player method. If we have time, we'll implement it with bot methods.</text:p>
        </text:list-item>
      </text:list>
      <text:p text:style-name="P5"/>
      <text:h text:style-name="P3" text:outline-level="1">Planification</text:h>
      <text:p text:style-name="P6">Task<text:tab/><text:tab/><text:tab/><text:tab/><text:tab/><text:tab/><text:tab/><text:tab/><text:tab/>Responsible<text:tab/><text:tab/>Deadline</text:p>
      <text:p text:style-name="P6">OpenMP report part<text:tab/><text:tab/><text:tab/><text:tab/><text:tab/><text:tab/><text:tab/>Benoit<text:tab/>and Baptiste<text:tab/>11/19</text:p>
      <text:p text:style-name="P6">MCTS report part<text:tab/><text:tab/><text:tab/><text:tab/><text:tab/><text:tab/><text:tab/>Benoit<text:tab/><text:tab/><text:tab/>11/19</text:p>
      <text:p text:style-name="P6">MPI report part<text:tab/><text:tab/><text:tab/><text:tab/><text:tab/><text:tab/><text:tab/>Mikail<text:tab/><text:tab/><text:tab/>11/19</text:p>
      <text:p text:style-name="P6">Parallelization method report part<text:tab/><text:tab/><text:tab/><text:tab/><text:tab/>Mikail<text:tab/><text:tab/><text:tab/>11/19</text:p>
      <text:p text:style-name="P6">OpenAcc report part<text:tab/><text:tab/><text:tab/><text:tab/><text:tab/><text:tab/><text:tab/>Baptiste<text:tab/><text:tab/>11/19</text:p>
      <text:p text:style-name="P6">Behaviour of the game report part<text:tab/><text:tab/><text:tab/><text:tab/><text:tab/>Gabriel<text:tab/><text:tab/>11/19</text:p>
      <text:p text:style-name="P6">General Architecture review<text:tab/><text:tab/><text:tab/><text:tab/><text:tab/><text:tab/>Gabriel<text:tab/><text:tab/>11/19</text:p>
      <text:p text:style-name="P6">Conclusion report part<text:tab/><text:tab/><text:tab/><text:tab/><text:tab/><text:tab/>Gabriel<text:tab/><text:tab/>11/19</text:p>
      <text:p text:style-name="P6">Input/Output report part<text:tab/><text:tab/><text:tab/><text:tab/><text:tab/><text:tab/>Dan<text:tab/><text:tab/><text:tab/>11/19</text:p>
      <text:p text:style-name="P6">Introduction report part<text:tab/><text:tab/><text:tab/><text:tab/><text:tab/><text:tab/>Dan<text:tab/><text:tab/><text:tab/>11/19</text:p>
      <text:p text:style-name="P6"><text:soft-page-break/>Abstract report part<text:tab/><text:tab/><text:tab/><text:tab/><text:tab/><text:tab/><text:tab/>Prateek<text:tab/><text:tab/>11/19</text:p>
      <text:p text:style-name="P6">API report part<text:tab/><text:tab/><text:tab/><text:tab/><text:tab/><text:tab/><text:tab/>Prateek<text:tab/><text:tab/>11/19<text:tab/><text:tab/></text:p>
      <text:p text:style-name="P6">First draft of the report<text:tab/><text:tab/><text:tab/><text:tab/><text:tab/><text:tab/>Everyone<text:tab/><text:tab/>11/19</text:p>
      <text:p text:style-name="P6">Last draft of the report<text:tab/><text:tab/><text:tab/><text:tab/><text:tab/><text:tab/>Everyone<text:tab/><text:tab/>11/26</text:p>
      <text:p text:style-name="P6">Due date for the report<text:tab/><text:tab/><text:tab/><text:tab/><text:tab/><text:tab/>Dan<text:tab/><text:tab/><text:tab/>11/27</text:p>
      <text:p text:style-name="P6">OpenMP implementation<text:tab/><text:tab/><text:tab/><text:tab/><text:tab/><text:tab/>Not decided<text:tab/>Begin after 11/19</text:p>
      <text:h text:style-name="P2" text:outline-level="1">Finish the game application<text:tab/><text:tab/><text:tab/><text:tab/><text:tab/><text:tab/>Gabriel<text:tab/><text:tab/>12/18</text:h>
      <text:h text:style-name="P1" text:outline-level="1">Next meeting : 11/1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1-16T17:31:23.16</dc:date>
    <dc:creator>Dan </dc:creator>
    <meta:editing-duration>PT20H10M</meta:editing-duration>
    <meta:editing-cycles>452</meta:editing-cycles>
    <meta:generator>OpenOffice/4.1.1$Win32 OpenOffice.org_project/411m6$Build-9775</meta:generator>
    <meta:document-statistic meta:table-count="0" meta:image-count="0" meta:object-count="0" meta:page-count="2" meta:paragraph-count="36" meta:word-count="513" meta:character-count="3017"/>
  </office:meta>
</office:document-meta>
</file>